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5d6" officeooo:paragraph-rsid="001815d6"/>
    </style:style>
    <style:style style:name="P2" style:family="paragraph" style:parent-style-name="Standard">
      <style:text-properties officeooo:rsid="001819a2" officeooo:paragraph-rsid="001819a2"/>
    </style:style>
    <style:style style:name="P3" style:family="paragraph" style:parent-style-name="Standard">
      <style:text-properties officeooo:rsid="00198f15" officeooo:paragraph-rsid="00198f15"/>
    </style:style>
    <style:style style:name="P4" style:family="paragraph" style:parent-style-name="Standard">
      <style:text-properties officeooo:rsid="00198f15" officeooo:paragraph-rsid="001bfd89"/>
    </style:style>
    <style:style style:name="P5" style:family="paragraph" style:parent-style-name="Standard">
      <style:text-properties officeooo:rsid="00198f15" officeooo:paragraph-rsid="001e54d0"/>
    </style:style>
    <style:style style:name="P6" style:family="paragraph" style:parent-style-name="Standard">
      <style:text-properties officeooo:rsid="001bfd89" officeooo:paragraph-rsid="001bfd89"/>
    </style:style>
    <style:style style:name="P7" style:family="paragraph" style:parent-style-name="Standard">
      <style:text-properties officeooo:rsid="001e54d0" officeooo:paragraph-rsid="001e54d0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815d6" officeooo:paragraph-rsid="001815d6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98f15" officeooo:paragraph-rsid="00198f15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98f15" officeooo:paragraph-rsid="001bfd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] Thread Created successfully </text:p>
      <text:p text:style-name="P1">[ <text:s/>153.591522] threadfn_pop_queue :head addr = <text:s text:c="9"/>(null) </text:p>
      <text:p text:style-name="P1">[ <text:s/>153.595563] head addr =ffff8800d2330700: data:0 </text:p>
      <text:p text:style-name="P1">[ <text:s/>153.595577] list is empty </text:p>
      <text:p text:style-name="P1">[ <text:s/>153.595581] threadfn_pop_queue :head addr = <text:s text:c="9"/>(null) </text:p>
      <text:p text:style-name="P1">[ <text:s/>153.595582] threadfn_pop_queue: called from this LINE:152 </text:p>
      <text:p text:style-name="P1">[ <text:s/>153.599554] tail addr =ffff8800d08521e0 :0 </text:p>
      <text:p text:style-name="P1">[ <text:s/>153.599557] head addr =ffff8800d2330700: data:0 </text:p>
      <text:p text:style-name="P1">[ <text:s/>153.599564] list is empty </text:p>
      <text:p text:style-name="P1">[ <text:s/>153.599565] threadfn_pop_queue :head addr = <text:s text:c="9"/>(null) </text:p>
      <text:p text:style-name="P1">[ <text:s/>153.599566] threadfn_pop_queue: called from this LINE:152 </text:p>
      <text:p text:style-name="P1">[ <text:s/>153.603613] tail addr =ffff8800d08521f0 :0 </text:p>
      <text:p text:style-name="P1">[ <text:s/>153.603616] head addr =ffff8800d2330700: data:0 </text:p>
      <text:p text:style-name="P1">[ <text:s/>153.603631] list is empty </text:p>
      <text:p text:style-name="P1">[ <text:s/>153.603633] threadfn_pop_queue :head addr = <text:s text:c="9"/>(null) </text:p>
      <text:p text:style-name="P1">[ <text:s/>153.603634] threadfn_pop_queue: called from this LINE:152 </text:p>
      <text:p text:style-name="P1">[ <text:s/>153.607609] tail addr =ffff8800d0852200 :0 </text:p>
      <text:p text:style-name="P1">[ <text:s/>153.607612] head addr =ffff8800d2330700: data:0 </text:p>
      <text:p text:style-name="P1">[ <text:s/>153.607627] list is empty </text:p>
      <text:p text:style-name="P1">[ <text:s/>153.607629] threadfn_pop_queue :head addr = <text:s text:c="9"/>(null) </text:p>
      <text:p text:style-name="P1">[ <text:s/>153.607630] threadfn_pop_queue: called from this LINE:152 </text:p>
      <text:p text:style-name="P1">[ <text:s/>153.611605] tail addr =ffff8800d0852210 :0 </text:p>
      <text:p text:style-name="P1">[ <text:s/>153.611608] head addr =ffff8800d2330700: data:0 </text:p>
      <text:p text:style-name="P1">[ <text:s/>153.611623] list is empty </text:p>
      <text:p text:style-name="P1">[ <text:s/>153.611625] threadfn_pop_queue :head addr = <text:s text:c="9"/>(null) </text:p>
      <text:p text:style-name="P1">[ <text:s/>153.611626] threadfn_pop_queue: called from this LINE:152 </text:p>
      <text:p text:style-name="P1">naveen@naveen:~$ </text:p>
      <text:p text:style-name="P1"/>
      <text:p text:style-name="P1"/>
      <text:p text:style-name="P1"/>
      <text:p text:style-name="P1">[ <text:s/>153.591472] Thread Created successfully </text:p>
      <text:p text:style-name="P1">[ <text:s/>153.591522] threadfn_pop_queue :head addr = <text:s text:c="9"/>(null) </text:p>
      <text:p text:style-name="P1">[ <text:s/>153.595563] head addr =ffff8800d2330700: data:0 </text:p>
      <text:p text:style-name="P1">[ <text:s/>153.595577] list is empty </text:p>
      <text:p text:style-name="P1">[ <text:s/>153.595581] threadfn_pop_queue :head addr = <text:s text:c="9"/>(null) </text:p>
      <text:p text:style-name="P1">[ <text:s/>153.595582] threadfn_pop_queue: called from this LINE:152 </text:p>
      <text:p text:style-name="P1">[ <text:s/>153.599554] tail addr =ffff8800d08521e0 :0 </text:p>
      <text:p text:style-name="P1">[ <text:s/>153.599557] head addr =ffff8800d2330700: data:0 </text:p>
      <text:p text:style-name="P1">[ <text:s/>153.599564] list is empty </text:p>
      <text:p text:style-name="P1">[ <text:s/>153.599565] threadfn_pop_queue :head addr = <text:s text:c="9"/>(null) </text:p>
      <text:p text:style-name="P1">[ <text:s/>153.599566] threadfn_pop_queue: called from this LINE:152 </text:p>
      <text:p text:style-name="P1">[ <text:s/>153.603613] tail addr =ffff8800d08521f0 :0 </text:p>
      <text:p text:style-name="P1">[ <text:s/>153.603616] head addr =ffff8800d2330700: data:0 </text:p>
      <text:p text:style-name="P1">[ <text:s/>153.603631] list is empty </text:p>
      <text:p text:style-name="P1">[ <text:s/>153.603633] threadfn_pop_queue :head addr = <text:s text:c="9"/>(null) </text:p>
      <text:p text:style-name="P1">[ <text:s/>153.603634] threadfn_pop_queue: called from this LINE:152 </text:p>
      <text:p text:style-name="P1">[ <text:s/>153.607609] tail addr =ffff8800d0852200 :0 </text:p>
      <text:p text:style-name="P1">[ <text:s/>153.607612] head addr =ffff8800d2330700: data:0 </text:p>
      <text:p text:style-name="P1">[ <text:s/>153.607627] list is empty </text:p>
      <text:p text:style-name="P1">[ <text:s/>153.607629] threadfn_pop_queue :head addr = <text:s text:c="9"/>(null) </text:p>
      <text:p text:style-name="P1">[ <text:s/>153.607630] threadfn_pop_queue: called from this LINE:152 </text:p>
      <text:p text:style-name="P1">[ <text:s/>153.611605] tail addr =ffff8800d0852210 :0 </text:p>
      <text:p text:style-name="P1"><text:soft-page-break/>[ <text:s/>153.611608] head addr =ffff8800d2330700: data:0 </text:p>
      <text:p text:style-name="P1">[ <text:s/>153.611623] list is empty </text:p>
      <text:p text:style-name="P1">[ <text:s/>153.611625] threadfn_pop_queue :head addr = <text:s text:c="9"/>(null) </text:p>
      <text:p text:style-name="P1">[ <text:s/>153.611626] threadfn_pop_queue: called from this LINE:152 </text:p>
      <text:p text:style-name="P1">[ <text:s/>220.825275] ------------[ cut here ]------------ </text:p>
      <text:p text:style-name="P1">[ <text:s/>220.825292] WARNING: CPU: 1 PID: 2346 at drivers/media/v4l2-core/videobuf2-core.c:2144 __vb2_queue_cancel+0x11e/0x180 [videobuf2_core]() </text:p>
      <text:p text:style-name="P1">[ <text:s/>220.825295] Modules linked in: hid_generic uvcvideo(O) videobuf2_vmalloc videobuf2_memops videobuf2_core v4l2_common videodev snd_usb_audio usbhid hid media snd_usbmidi_lib rfcomm bnep bluetooth snd_hda_codec_hdmi i915 snd_hda_codec_via intel_rapl snd_hda_codec_generic x86_pkg_temp_thermal intel_powerclamp snd_hda_intel coretemp snd_hda_controller kvm_intel snd_hda_codec kvm drm_kms_helper snd_hwdep snd_pcm drm snd_seq_midi snd_seq_midi_event snd_rawmidi snd_seq crct10dif_pclmul crc32_pclmul ghash_clmulni_intel snd_seq_device aesni_intel snd_timer aes_x86_64 snd lrw parport_pc gf128mul mei_me glue_helper ppdev mei ablk_helper lp cryptd shpchp i2c_algo_bit parport soundcore serio_raw wmi video lpc_ich mac_hid psmouse r8169 pata_acpi mii </text:p>
      <text:p text:style-name="P1">[ <text:s/>220.825366] CPU: 1 PID: 2346 Comm: vlc Tainted: G <text:s text:c="10"/>O <text:s text:c="2"/>3.17.0 #1 </text:p>
      <text:p text:style-name="P1">[ <text:s/>220.825369] Hardware name: Acer Veriton M200-H81/H81H3-M4/V1.0, BIOS 4.6.5 06/12/2014 </text:p>
      <text:p text:style-name="P1">[ <text:s/>220.825372] <text:s/>0000000000000009 ffff8800c7b4bbf8 ffffffff8175099e 0000000000000000 </text:p>
      <text:p text:style-name="P1">[ <text:s/>220.825377] <text:s/>ffff8800c7b4bc30 ffffffff8106ef8d 0000000000000000 ffff8800d287aaf0 </text:p>
      <text:p text:style-name="P1">[ <text:s/>220.825381] <text:s/>0000000000000000 ffff8800d287a8d8 ffff8800c79d1b00 ffff8800c7b4bc40 </text:p>
      <text:p text:style-name="P1">[ <text:s/>220.825387] Call Trace: </text:p>
      <text:p text:style-name="P1">[ <text:s/>220.825398] <text:s/>[&lt;ffffffff8175099e&gt;] dump_stack+0x45/0x56 </text:p>
      <text:p text:style-name="P1">[ <text:s/>220.825406] <text:s/>[&lt;ffffffff8106ef8d&gt;] warn_slowpath_common+0x7d/0xa0 </text:p>
      <text:p text:style-name="P1">[ <text:s/>220.825412] <text:s/>[&lt;ffffffff8106f06a&gt;] warn_slowpath_null+0x1a/0x20 </text:p>
      <text:p text:style-name="P1">[ <text:s/>220.825419] <text:s/>[&lt;ffffffffc070a73e&gt;] __vb2_queue_cancel+0x11e/0x180 [videobuf2_core] </text:p>
      <text:p text:style-name="P1">[ <text:s/>220.825426] <text:s/>[&lt;ffffffffc070bf7d&gt;] vb2_internal_streamoff+0x3d/0xd0 [videobuf2_core] </text:p>
      <text:p text:style-name="P1">[ <text:s/>220.825433] <text:s/>[&lt;ffffffffc070c045&gt;] vb2_streamoff+0x35/0x60 [videobuf2_core] </text:p>
      <text:p text:style-name="P1">[ <text:s/>220.825440] <text:s/>[&lt;ffffffffc0836425&gt;] uvc_queue_enable+0x65/0xa0 [uvcvideo] </text:p>
      <text:p text:style-name="P1">[ <text:s/>220.825447] <text:s/>[&lt;ffffffffc083b68a&gt;] uvc_video_enable+0x4a/0x1b0 [uvcvideo] </text:p>
      <text:p text:style-name="P1">[ <text:s/>220.825454] <text:s/>[&lt;ffffffffc0837afb&gt;] uvc_v4l2_do_ioctl+0x72b/0x1630 [uvcvideo] </text:p>
      <text:p text:style-name="P1">[ <text:s/>220.825466] <text:s/>[&lt;ffffffffc0811e2e&gt;] video_usercopy+0x22e/0x5b0 [videodev] </text:p>
      <text:p text:style-name="P1">[ <text:s/>220.825472] <text:s/>[&lt;ffffffffc08373d0&gt;] ? uvc_v4l2_open+0x130/0x130 [uvcvideo] </text:p>
      <text:p text:style-name="P1">[ <text:s/>220.825480] <text:s/>[&lt;ffffffff8107b63a&gt;] ? __send_signal+0x17a/0x480 </text:p>
      <text:p text:style-name="P1">[ <text:s/>220.825486] <text:s/>[&lt;ffffffffc08367ff&gt;] uvc_v4l2_ioctl+0x2f/0x70 [uvcvideo] </text:p>
      <text:p text:style-name="P1">[ <text:s/>220.825491] <text:s/>[&lt;ffffffff8109f135&gt;] ? set_next_entity+0x95/0xb0 </text:p>
      <text:p text:style-name="P1">[ <text:s/>220.825499] <text:s/>[&lt;ffffffffc080b6fb&gt;] v4l2_ioctl+0x11b/0x150 [videodev] </text:p>
      <text:p text:style-name="P1">[ <text:s/>220.825504] <text:s/>[&lt;ffffffff8110ed80&gt;] ? kprobe_flush_task+0x90/0x120 </text:p>
      <text:p text:style-name="P1">[ <text:s/>220.825511] <text:s/>[&lt;ffffffff811dd710&gt;] do_vfs_ioctl+0x2e0/0x4c0 </text:p>
      <text:p text:style-name="P1">[ <text:s/>220.825517] <text:s/>[&lt;ffffffff817543e8&gt;] ? __schedule+0x388/0x820 </text:p>
      <text:p text:style-name="P1">[ <text:s/>220.825522] <text:s/>[&lt;ffffffff811dd971&gt;] SyS_ioctl+0x81/0xa0 </text:p>
      <text:p text:style-name="P1">[ <text:s/>220.825529] <text:s/>[&lt;ffffffff81758e2d&gt;] system_call_fastpath+0x1a/0x1f </text:p>
      <text:p text:style-name="P1">[ <text:s/>220.825532] ---[ end trace 0eec742ccd9a8041 ]--- </text:p>
      <text:p text:style-name="P1">[ <text:s/>221.934429] Thread Created successfully </text:p>
      <text:p text:style-name="P1">[ <text:s/>221.934449] threadfn_pop_queue :head addr =ffff8800d2330700 </text:p>
      <text:p text:style-name="P1">[ <text:s/>221.938568] tail addr =ffff8800d08520a0 :0 </text:p>
      <text:p text:style-name="P1">[ <text:s/>221.938573] head addr =ffff8800d2330700: data:0 </text:p>
      <text:p text:style-name="P1">[ <text:s/>221.938582] list is empty </text:p>
      <text:p text:style-name="P1">[ <text:s/>221.938587] threadfn_pop_queue :head addr = <text:s text:c="9"/>(null) </text:p>
      <text:p text:style-name="P1">[ <text:s/>221.938589] threadfn_pop_queue: called from this LINE:115 </text:p>
      <text:p text:style-name="P1">[ <text:s/>221.938591] threadfn_pop_queue :head addr =ffff8800d2330700 </text:p>
      <text:p text:style-name="P1">[ <text:s/>221.938595] threadfn_pop_queue: called from this LINE:123 </text:p>
      <text:p text:style-name="P1"><text:soft-page-break/>[ <text:s/>221.938598] threadfn_pop_queue :head addr =ffff8800d2330700 </text:p>
      <text:p text:style-name="P1">[ <text:s/>221.938602] </text:p>
      <text:p text:style-name="P1">[ <text:s/>221.938602] threadfn_pop_queue: called from this LINE:132 </text:p>
      <text:p text:style-name="P1">[ <text:s/>221.938609] threadfn_pop_queue: called from this LINE:152 </text:p>
      <text:p text:style-name="P1">[ <text:s/>221.942552] tail addr =ffff8800d2330a90 :0 </text:p>
      <text:p text:style-name="P1">[ <text:s/>221.942554] head addr =ffff8800d2330700: data:0 </text:p>
      <text:p text:style-name="P1">[ <text:s/>221.942564] list is empty </text:p>
      <text:p text:style-name="P1">[ <text:s/>221.942571] threadfn_pop_queue :head addr = <text:s text:c="9"/>(null) </text:p>
      <text:p text:style-name="P1">[ <text:s/>221.942574] threadfn_pop_queue: called from this LINE:152 </text:p>
      <text:p text:style-name="P1">[ <text:s/>221.946549] tail addr =ffff8800d2330aa0 :0 </text:p>
      <text:p text:style-name="P1">[ <text:s/>221.946553] head addr =ffff8800d2330700: data:0 </text:p>
      <text:p text:style-name="P1">[ <text:s/>221.946594] list is empty </text:p>
      <text:p text:style-name="P1">[ <text:s/>221.946597] threadfn_pop_queue :head addr = <text:s text:c="9"/>(null) </text:p>
      <text:p text:style-name="P1">[ <text:s/>221.946599] threadfn_pop_queue: called from this LINE:152 </text:p>
      <text:p text:style-name="P1">[ <text:s/>221.950544] tail addr =ffff8800d2330a70 :0 </text:p>
      <text:p text:style-name="P1">[ <text:s/>221.950547] head addr =ffff8800d2330700: data:0 </text:p>
      <text:p text:style-name="P1">[ <text:s/>221.950556] list is empty </text:p>
      <text:p text:style-name="P1">[ <text:s/>221.950558] threadfn_pop_queue :head addr = <text:s text:c="9"/>(null) </text:p>
      <text:p text:style-name="P1">[ <text:s/>221.950560] threadfn_pop_queue: called from this LINE:152 </text:p>
      <text:p text:style-name="P1">[ <text:s/>221.954539] tail addr =ffff8800d23308e0 :0 </text:p>
      <text:p text:style-name="P1">[ <text:s/>221.954541] head addr =ffff8800d2330700: data:0 </text:p>
      <text:p text:style-name="P1">[ <text:s/>221.954549] list is empty </text:p>
      <text:p text:style-name="P1">[ <text:s/>221.954551] threadfn_pop_queue :head addr = <text:s text:c="9"/>(null) </text:p>
      <text:p text:style-name="P1">[ <text:s/>221.954553] threadfn_pop_queue: called from this LINE:152 </text:p>
      <text:p text:style-name="P1"/>
      <text:p text:style-name="P1"/>
      <text:p text:style-name="P8"/>
      <text:p text:style-name="P1"/>
      <text:p text:style-name="P1"/>
      <text:p text:style-name="P1"/>
      <text:p text:style-name="P1"/>
      <text:p text:style-name="P2">threadfn_pop_queue: called from this LINE:126 </text:p>
      <text:p text:style-name="P2">[ <text:s/>767.032662] threadfn_pop_queue: called from this LINE:156 </text:p>
      <text:p text:style-name="P2">[ <text:s/>767.036473] Enqueue: called from this LINE:75 </text:p>
      <text:p text:style-name="P2">[ <text:s/>767.036478] head addr =ffff8800cd560260: data:0 </text:p>
      <text:p text:style-name="P2">[ <text:s/>767.036488] threadfn_pop_queue: called from this LINE:109 </text:p>
      <text:p text:style-name="P2">[ <text:s/>767.036492] threadfn_pop_queue :head addr =ffff8800cd560260 </text:p>
      <text:p text:style-name="P2">[ <text:s/>767.036494] threadfn_pop_queue: called from this LINE:117 </text:p>
      <text:p text:style-name="P2">[ <text:s/>767.036495] threadfn_pop_queue :head addr =ffff8800cd560260 </text:p>
      <text:p text:style-name="P2">[ <text:s/>767.036497] </text:p>
      <text:p text:style-name="P2">[ <text:s/>767.036497] threadfn_pop_queue: called from this LINE:126 </text:p>
      <text:p text:style-name="P2">[ <text:s/>767.036502] </text:p>
      <text:p text:style-name="P2">[ <text:s/>767.036502] threadfn_pop_queue: called from this LINE:126 </text:p>
      <text:p text:style-name="P2">[ <text:s/>767.036504] </text:p>
      <text:p text:style-name="P8"/>
      <text:p text:style-name="P3"/>
      <text:p text:style-name="P3"><text:s/>threadfn_pop_queue: called from this LINE:155 </text:p>
      <text:p text:style-name="P3">[ <text:s/>784.939443] ------------[ cut here ]------------ </text:p>
      <text:p text:style-name="P3">[ <text:s/>784.939451] WARNING: CPU: 1 PID: 3470 at drivers/media/v4l2-core/videobuf2-core.c:2144 __vb2_queue_cancel+0x11e/0x180 [videobuf2_core]() </text:p>
      <text:p text:style-name="P3">[ <text:s/>784.939452] Modules linked in: hid_generic uvcvideo(O) videobuf2_vmalloc videobuf2_memops videobuf2_core v4l2_common videodev snd_usb_audio usbhid hid media <text:soft-page-break/>snd_usbmidi_lib rfcomm bnep bluetooth snd_hda_codec_hdmi i915 intel_rapl snd_hda_codec_via x86_pkg_temp_thermal snd_hda_codec_generic intel_powerclamp snd_hda_intel coretemp kvm_intel snd_hda_controller snd_hda_codec kvm drm_kms_helper snd_hwdep snd_pcm drm snd_seq_midi snd_seq_midi_event snd_rawmidi snd_seq snd_seq_device crct10dif_pclmul snd_timer crc32_pclmul ghash_clmulni_intel aesni_intel snd mei_me aes_x86_64 lrw mei gf128mul parport_pc glue_helper shpchp ppdev ablk_helper cryptd soundcore lp serio_raw i2c_algo_bit wmi parport lpc_ich video mac_hid psmouse r8169 pata_acpi mii </text:p>
      <text:p text:style-name="P3">[ <text:s/>784.939481] CPU: 1 PID: 3470 Comm: vlc Tainted: G <text:s text:c="10"/>OE <text:s/>3.17.0 #1 </text:p>
      <text:p text:style-name="P3">[ <text:s/>784.939482] Hardware name: Acer Veriton M200-H81/H81H3-M4/V1.0, BIOS 4.6.5 06/12/2014 </text:p>
      <text:p text:style-name="P3">[ <text:s/>784.939483] <text:s/>0000000000000009 ffff8800c5723bf8 ffffffff8175099e 0000000000000000 </text:p>
      <text:p text:style-name="P3">[ <text:s/>784.939485] <text:s/>ffff8800c5723c30 ffffffff8106ef8d 0000000000000000 ffff8800c3a972f0 </text:p>
      <text:p text:style-name="P3">[ <text:s/>784.939486] <text:s/>0000000000000000 ffff8800c3a970d8 ffff8800c3a7fb80 ffff8800c5723c40 </text:p>
      <text:p text:style-name="P3">[ <text:s/>784.939488] Call Trace: </text:p>
      <text:p text:style-name="P3">[ <text:s/>784.939493] <text:s/>[&lt;ffffffff8175099e&gt;] dump_stack+0x45/0x56 </text:p>
      <text:p text:style-name="P3">[ <text:s/>784.939495] <text:s/>[&lt;ffffffff8106ef8d&gt;] warn_slowpath_common+0x7d/0xa0 </text:p>
      <text:p text:style-name="P3">[ <text:s/>784.939497] <text:s/>[&lt;ffffffff8106f06a&gt;] warn_slowpath_null+0x1a/0x20 </text:p>
      <text:p text:style-name="P3">[ <text:s/>784.939500] <text:s/>[&lt;ffffffffc086873e&gt;] __vb2_queue_cancel+0x11e/0x180 [videobuf2_core] </text:p>
      <text:p text:style-name="P3">[ <text:s/>784.939502] <text:s/>[&lt;ffffffffc0869f7d&gt;] vb2_internal_streamoff+0x3d/0xd0 [videobuf2_core] </text:p>
      <text:p text:style-name="P3">[ <text:s/>784.939504] <text:s/>[&lt;ffffffffc086a045&gt;] vb2_streamoff+0x35/0x60 [videobuf2_core] </text:p>
      <text:p text:style-name="P3">[ <text:s/>784.939507] <text:s/>[&lt;ffffffffc087a425&gt;] uvc_queue_enable+0x65/0xa0 [uvcvideo] </text:p>
      <text:p text:style-name="P3">[ <text:s/>784.939509] <text:s/>[&lt;ffffffffc087f73a&gt;] uvc_video_enable+0x4a/0x1b0 [uvcvideo] </text:p>
      <text:p text:style-name="P3">[ <text:s/>784.939511] <text:s/>[&lt;ffffffffc087bafb&gt;] uvc_v4l2_do_ioctl+0x72b/0x1630 [uvcvideo] </text:p>
      <text:p text:style-name="P3">[ <text:s/>784.939516] <text:s/>[&lt;ffffffffc0845e2e&gt;] video_usercopy+0x22e/0x5b0 [videodev] </text:p>
      <text:p text:style-name="P3">[ <text:s/>784.939518] <text:s/>[&lt;ffffffffc087b3d0&gt;] ? uvc_v4l2_open+0x130/0x130 [uvcvideo] </text:p>
      <text:p text:style-name="P3">[ <text:s/>784.939520] <text:s/>[&lt;ffffffff8107b63a&gt;] ? __send_signal+0x17a/0x480 </text:p>
      <text:p text:style-name="P3">[ <text:s/>784.939522] <text:s/>[&lt;ffffffffc087a7ff&gt;] uvc_v4l2_ioctl+0x2f/0x70 [uvcvideo] </text:p>
      <text:p text:style-name="P3">[ <text:s/>784.939524] <text:s/>[&lt;ffffffff8109f135&gt;] ? set_next_entity+0x95/0xb0 </text:p>
      <text:p text:style-name="P3">[ <text:s/>784.939527] <text:s/>[&lt;ffffffffc083f6fb&gt;] v4l2_ioctl+0x11b/0x150 [videodev] </text:p>
      <text:p text:style-name="P3">[ <text:s/>784.939529] <text:s/>[&lt;ffffffff8110ed80&gt;] ? kprobe_flush_task+0x90/0x120 </text:p>
      <text:p text:style-name="P3">[ <text:s/>784.939531] <text:s/>[&lt;ffffffff811dd710&gt;] do_vfs_ioctl+0x2e0/0x4c0 </text:p>
      <text:p text:style-name="P3">[ <text:s/>784.939533] <text:s/>[&lt;ffffffff817543e8&gt;] ? __schedule+0x388/0x820 </text:p>
      <text:p text:style-name="P3">[ <text:s/>784.939534] <text:s/>[&lt;ffffffff811dd971&gt;] SyS_ioctl+0x81/0xa0 </text:p>
      <text:p text:style-name="P3">[ <text:s/>784.939536] <text:s/>[&lt;ffffffff81758e2d&gt;] system_call_fastpath+0x1a/0x1f </text:p>
      <text:p text:style-name="P3">[ <text:s/>784.939537] ---[ end trace 81f015dc41262261 ]--- </text:p>
      <text:p text:style-name="P3"/>
      <text:p text:style-name="P3"/>
      <text:p text:style-name="P9"/>
      <text:p text:style-name="P3"/>
      <text:p text:style-name="P6">[ <text:s/>908.356765] threadfn_pop_queue: for-&gt;while called from this LINE:136 </text:p>
      <text:p text:style-name="P6">[ <text:s/>908.356766] 75:tail addr =ffff8800c531ce70 actual_len:0 </text:p>
      <text:p text:style-name="P6">[ <text:s/>908.356767] </text:p>
      <text:p text:style-name="P6">[ <text:s/>908.356767] threadfn_pop_queue: for-&gt;while called from this LINE:136 </text:p>
      <text:p text:style-name="P6">[ <text:s/>908.356768] 76: eq-&gt;head addr =ffff8800c67318a0: actual_length:382925936 </text:p>
      <text:p text:style-name="P6">[ <text:s/>908.356769] </text:p>
      <text:p text:style-name="P6">[ <text:s/>908.356769] threadfn_pop_queue: for-&gt;while called from this LINE:136 </text:p>
      <text:p text:style-name="P6">[ <text:s/>908.356769] 74: eq-&gt;urb actual_len =0 </text:p>
      <text:p text:style-name="P6">[ <text:s/>908.356770] </text:p>
      <text:p text:style-name="P6">[ <text:s/>908.356770] threadfn_pop_queue: for-&gt;while called from this LINE:136 </text:p>
      <text:p text:style-name="P6">[ <text:s/>908.356771] 75:tail addr =ffff8800c531ce70 actual_len:0 </text:p>
      <text:p text:style-name="P6">[ <text:s/>908.356772] </text:p>
      <text:p text:style-name="P6">[ <text:s/>908.356772] threadfn_pop_queue: for-&gt;while called from this LINE:136 </text:p>
      <text:p text:style-name="P6">[ <text:s/>908.356773] 76: eq-&gt;head addr =ffff8800c67318a0: actual_length:-839000624 </text:p>
      <text:p text:style-name="P6"><text:soft-page-break/>[ <text:s/>908.356773] </text:p>
      <text:p text:style-name="P6">[ <text:s/>908.356773] threadfn_pop_queue: for-&gt;while called from this LINE:136 </text:p>
      <text:p text:style-name="P6">[ <text:s/>908.356774] 74: eq-&gt;urb actual_len =0 </text:p>
      <text:p text:style-name="P6">[ <text:s/>908.356775] </text:p>
      <text:p text:style-name="P6">[ <text:s/>908.356775] threadfn_pop_queue: for-&gt;while called from this LINE:136 </text:p>
      <text:p text:style-name="P6">[ <text:s/>908.356776] 75:tail addr =ffff8800c531ce70 actual_len:0 </text:p>
      <text:p text:style-name="P6">[ <text:s/>908.356776] </text:p>
      <text:p text:style-name="P6">[ <text:s/>908.356776] threadfn_pop_queue: for-&gt;while called from this LINE:136 </text:p>
      <text:p text:style-name="P6">[ <text:s/>908.356777] 76: eq-&gt;head addr =ffff8800c67318a0: actual_length:-965534832 </text:p>
      <text:p text:style-name="P6">[ <text:s/>908.356778] </text:p>
      <text:p text:style-name="P6">[ <text:s/>908.356778] threadfn_pop_queue: for-&gt;while called from this LINE:136 </text:p>
      <text:p text:style-name="P6">[ <text:s/>908.356779] 74: eq-&gt;urb actual_len =0 </text:p>
      <text:p text:style-name="P6">[ <text:s/>908.356779] </text:p>
      <text:p text:style-name="P6">[ <text:s/>908.356779] threadfn_pop_queue: for-&gt;while called from this LINE:136 </text:p>
      <text:p text:style-name="P6">[ <text:s/>908.356780] 75:tail addr =ffff8800c531ce70 actual_len:0 </text:p>
      <text:p text:style-name="P6">[ <text:s/>908.356781] </text:p>
      <text:p text:style-name="P6">[ <text:s/>908.356781] threadfn_pop_queue: for-&gt;while called from this LINE:136 </text:p>
      <text:p text:style-name="P6">[ <text:s/>908.356782] 76: eq-&gt;head addr =ffff8800c67318a0: actual_length:-965535616 </text:p>
      <text:p text:style-name="P6">[ <text:s/>908.356782] </text:p>
      <text:p text:style-name="P6">[ <text:s/>908.356782] threadfn_pop_queue: for-&gt;while called from this LINE:136 </text:p>
      <text:p text:style-name="P6">[ <text:s/>908.356784] 74: eq-&gt;urb actual_len =2688 </text:p>
      <text:p text:style-name="P6">[ <text:s/>908.356784] </text:p>
      <text:p text:style-name="P6">[ <text:s/>908.356784] threadfn_pop_queue: for-&gt;while called from this LINE:136 </text:p>
      <text:p text:style-name="P6">[ <text:s/>908.356785] 75:tail addr =ffff8800c531ce70 actual_len:2688 </text:p>
      <text:p text:style-name="P6">[ <text:s/>908.356785] </text:p>
      <text:p text:style-name="P6">[ <text:s/>908.356785] threadfn_pop_queue: for-&gt;while called from this LINE:136 </text:p>
      <text:p text:style-name="P6">[ <text:s/>908.356787] 76: eq-&gt;head addr =ffff8800c67318a0: actual_length:-965535648 </text:p>
      <text:p text:style-name="P6">[ <text:s/>908.356787] </text:p>
      <text:p text:style-name="P6">[ <text:s/>908.356787] threadfn_pop_queue: for-&gt;while called from this LINE:136 </text:p>
      <text:p text:style-name="P6">[ <text:s/>908.356788] 74: eq-&gt;urb actual_len =2688 </text:p>
      <text:p text:style-name="P6">[ <text:s/>908.356788] </text:p>
      <text:p text:style-name="P6">[ <text:s/>908.356788] threadfn_pop_queue: for-&gt;while called from this LINE:136 </text:p>
      <text:p text:style-name="P6">[ <text:s/>908.356790] 75:tail addr =ffff8800c531ce70 actual_len:2688 </text:p>
      <text:p text:style-name="P6">[ <text:s/>908.356790] </text:p>
      <text:p text:style-name="P6">[ <text:s/>908.356790] threadfn_pop_queue: for-&gt;while called from this LINE:136 </text:p>
      <text:p text:style-name="P6">[ <text:s/>908.356791] 76: eq-&gt;head addr =ffff8800c67318a0: actual_length:-965536752 </text:p>
      <text:p text:style-name="P6">[ <text:s/>908.356791] </text:p>
      <text:p text:style-name="P6">[ <text:s/>908.356791] threadfn_pop_queue: for-&gt;while called from this LINE:136 </text:p>
      <text:p text:style-name="P6">[ <text:s/>908.356793] 74: eq-&gt;urb actual_len =2688 </text:p>
      <text:p text:style-name="P6">[ <text:s/>908.356793] </text:p>
      <text:p text:style-name="P6">[ <text:s/>908.356793] threadfn_pop_queue: for-&gt;while called from this LINE:136 </text:p>
      <text:p text:style-name="P6">[ <text:s/>908.356794] 75:tail addr =ffff8800c531ce70 actual_len:2688 </text:p>
      <text:p text:style-name="P6">[ <text:s/>908.356795] </text:p>
      <text:p text:style-name="P6">[ <text:s/>908.356795] threadfn_pop_queue: for-&gt;while called from this LINE:136 </text:p>
      <text:p text:style-name="P6">[ <text:s/>908.356796] 76: eq-&gt;head addr =ffff8800c67318a0: actual_length:1 </text:p>
      <text:p text:style-name="P6">[ <text:s/>908.356796] </text:p>
      <text:p text:style-name="P6">[ <text:s/>908.356796] threadfn_pop_queue: for-&gt;while called from this LINE:136 </text:p>
      <text:p text:style-name="P6">[ <text:s/>908.356797] 74: eq-&gt;urb actual_len =2688 </text:p>
      <text:p text:style-name="P6">[ <text:s/>908.356798] </text:p>
      <text:p text:style-name="P6">[ <text:s/>908.356798] threadfn_pop_queue: for-&gt;while called from this LINE:136 </text:p>
      <text:p text:style-name="P6">[ <text:s/>908.356799] 75:tail addr =ffff8800c531ce70 actual_len:2688 </text:p>
      <text:p text:style-name="P6">[ <text:s/>908.356799] </text:p>
      <text:p text:style-name="P6"><text:soft-page-break/>[ <text:s/>908.356799] threadfn_pop_queue: for-&gt;while called from this LINE:136 </text:p>
      <text:p text:style-name="P6">[ <text:s/>908.356800] 76: eq-&gt;head addr =ffff8800c67318a0: actual_length:-965535792 </text:p>
      <text:p text:style-name="P6">[ <text:s/>908.356801] </text:p>
      <text:p text:style-name="P6">[ <text:s/>908.356801] threadfn_pop_queue: for-&gt;while called from this LINE:136 </text:p>
      <text:p text:style-name="P6">[ <text:s/>908.356802] 74: eq-&gt;urb actual_len =2688 </text:p>
      <text:p text:style-name="P6">[ <text:s/>908.356802] </text:p>
      <text:p text:style-name="P6">[ <text:s/>908.356802] threadfn_pop_queue: for-&gt;while called from this LINE:136 </text:p>
      <text:p text:style-name="P6">[ <text:s/>908.356804] 75:tail addr =ffff8800c531ce70 actual_len:2688 </text:p>
      <text:p text:style-name="P6">[ <text:s/>908.356804] </text:p>
      <text:p text:style-name="P6">[ <text:s/>908.356804] threadfn_pop_queue: for-&gt;while called from this LINE:136 </text:p>
      <text:p text:style-name="P6">[ <text:s/>908.356805] 76: eq-&gt;head addr =ffff8800c67318a0: actual_length:382924000 </text:p>
      <text:p text:style-name="P6">[ <text:s/>908.356806] </text:p>
      <text:p text:style-name="P6">[ <text:s/>908.356806] threadfn_pop_queue: for-&gt;while called from this LINE:136 </text:p>
      <text:p text:style-name="P6">[ <text:s/>908.356807] 74: eq-&gt;urb actual_len =2688 </text:p>
      <text:p text:style-name="P6">[ <text:s/>908.356807] </text:p>
      <text:p text:style-name="P6">[ <text:s/>908.356807] threadfn_pop_queue: for-&gt;while called from this LINE:136 </text:p>
      <text:p text:style-name="P6">[ <text:s/>908.356808] 75:tail addr =ffff8800c531ce70 actual_len:2688 </text:p>
      <text:p text:style-name="P6">[ <text:s/>908.356809] </text:p>
      <text:p text:style-name="P6">[ <text:s/>908.356809] threadfn_pop_queue: for-&gt;while called from this LINE:136 </text:p>
      <text:p text:style-name="P6">[ <text:s/>908.356810] 76: eq-&gt;head addr =ffff8800c67318a0: actual_length:-965535344 </text:p>
      <text:p text:style-name="P6">[ <text:s/>908.356810] </text:p>
      <text:p text:style-name="P6">[ <text:s/>908.356810] threadfn_pop_queue: for-&gt;while called from this LINE:136 </text:p>
      <text:p text:style-name="P6">[ <text:s/>908.356811] 74: eq-&gt;urb actual_len =2688 </text:p>
      <text:p text:style-name="P6">[ <text:s/>908.356812] </text:p>
      <text:p text:style-name="P6">[ <text:s/>908.356812] threadfn_pop_queue: for-&gt;while called from this LINE:136 </text:p>
      <text:p text:style-name="P6">[ <text:s/>908.356813] 75:tail addr =ffff8800c531ce70 actual_len:2688 </text:p>
      <text:p text:style-name="P6">[ <text:s/>908.356813] </text:p>
      <text:p text:style-name="P6">[ <text:s/>908.356813] threadfn_pop_queue: for-&gt;while called from this LINE:136 </text:p>
      <text:p text:style-name="P6">[ <text:s/>908.356815] 76: eq-&gt;head addr =ffff8800c67318a0: actual_length:-965535472 </text:p>
      <text:p text:style-name="P6">[ <text:s/>908.356815] </text:p>
      <text:p text:style-name="P6">[ <text:s/>908.356815] threadfn_pop_queue: for-&gt;while called from this LINE:136 </text:p>
      <text:p text:style-name="P6">[ <text:s/>908.356816] 74: eq-&gt;urb actual_len =2688 </text:p>
      <text:p text:style-name="P6">[ <text:s/>908.356816] </text:p>
      <text:p text:style-name="P6">[ <text:s/>908.356816] threadfn_pop_queue: for-&gt;while called from this LINE:136 </text:p>
      <text:p text:style-name="P6">[ <text:s/>908.356818] 75:tail addr =ffff8800c531ce70 actual_len:2688 </text:p>
      <text:p text:style-name="P6">[ <text:s/>908.356818] </text:p>
      <text:p text:style-name="P6">[ <text:s/>908.356818] threadfn_pop_queue: for-&gt;while called from this LINE:136 </text:p>
      <text:p text:style-name="P6">[ <text:s/>908.356819] 76: eq-&gt;head addr =ffff8800c67318a0: actual_length:-985313760 </text:p>
      <text:p text:style-name="P6">[ <text:s/>908.356819] </text:p>
      <text:p text:style-name="P6">[ <text:s/>908.356819] threadfn_pop_queue: for-&gt;while called from this LINE:136 </text:p>
      <text:p text:style-name="P6">[ <text:s/>908.356821] </text:p>
      <text:p text:style-name="P6">[ <text:s/>908.356821] threadfn_pop_queue: for-&gt;while called from this LINE:136 </text:p>
      <text:p text:style-name="P6">[ <text:s/>908.356822] list is empty </text:p>
      <text:p text:style-name="P6">[ <text:s/>908.356822] </text:p>
      <text:p text:style-name="P6">[ <text:s/>908.356822] threadfn_pop_queue: for-&gt;while called from this LINE:136 </text:p>
      <text:p text:style-name="P6">[ <text:s/>908.356823] threadfn_pop_queue: called from this LINE:158 </text:p>
      <text:p text:style-name="P6">[ <text:s/>908.356824] </text:p>
      <text:p text:style-name="P6">[ <text:s/>908.356824] threadfn_pop_queue: for-&gt;while called from this LINE:136 </text:p>
      <text:p text:style-name="P6">[ <text:s/>908.356825] </text:p>
      <text:p text:style-name="P6">[ <text:s/>908.356825] threadfn_pop_queue: for-&gt;while called from this LINE:136 </text:p>
      <text:p text:style-name="P6">[ <text:s/>908.356826] </text:p>
      <text:p text:style-name="P6">[ <text:s/>908.356826] threadfn_pop_queue: for-&gt;while called from this LINE:136 </text:p>
      <text:p text:style-name="P6"><text:soft-page-break/>[ <text:s/>908.356827] </text:p>
      <text:p text:style-name="P6">[ <text:s/>908.356827] threadfn_pop_queue: for-&gt;while called from this LINE:136 </text:p>
      <text:p text:style-name="P6">[ <text:s/>908.356828] </text:p>
      <text:p text:style-name="P6">[ <text:s/>908.356828] threadfn_pop_queue: for-&gt;while called from this LINE:136 </text:p>
      <text:p text:style-name="P6">[ <text:s/>908.356829] </text:p>
      <text:p text:style-name="P6">[ <text:s/>908.356829] threadfn_pop_queue: for-&gt;while called from this LINE:136 </text:p>
      <text:p text:style-name="P6">[ <text:s/>908.356830] </text:p>
      <text:p text:style-name="P4"/>
      <text:p text:style-name="P10"/>
      <text:p text:style-name="P4"/>
      <text:p text:style-name="P7">DATA:-----------------------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7:18:05.684948004</meta:creation-date>
    <dc:date>2018-02-07T14:09:33.098074322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7" meta:paragraph-count="286" meta:word-count="1750" meta:character-count="16743" meta:non-whitespace-character-count="14494"/>
  </office:meta>
</office:document-meta>
</file>